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a60bb" officeooo:paragraph-rsid="001a60bb"/>
    </style:style>
    <style:style style:name="P2" style:family="paragraph" style:parent-style-name="Standard">
      <style:text-properties officeooo:rsid="001ab918" officeooo:paragraph-rsid="001ab918"/>
    </style:style>
    <style:style style:name="P3" style:family="paragraph" style:parent-style-name="Standard">
      <style:text-properties officeooo:rsid="001c4ec4" officeooo:paragraph-rsid="001db5c3"/>
    </style:style>
    <style:style style:name="P4" style:family="paragraph" style:parent-style-name="Standard">
      <style:text-properties officeooo:rsid="0020559d" officeooo:paragraph-rsid="0020559d"/>
    </style:style>
    <style:style style:name="T1" style:family="text">
      <style:text-properties officeooo:rsid="001c4ec4"/>
    </style:style>
    <style:style style:name="T2" style:family="text">
      <style:text-properties officeooo:rsid="001db5c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ould like to use web workers for mechanics, because: </text:p>
      <text:p text:style-name="P1">framerate of display is unknown (typically 60fps, but can be 120, 144 or whatever). framerate of mechanics may not be the same - ideally the mechanics frequency should be independent of display.</text:p>
      <text:p text:style-name="P1">if the mechanics frequency were very high, would be relatively ok to update display, make one or more mechanics iterations, update display etc.</text:p>
      <text:p text:style-name="P1">in reality, currently have 20Hz mechanics. Therefore, for 60fps display, every 3rd requestAnimationFrame includes mechanics update, which can lead to that frame being dropped. If the mechanics update took next to no time, would be no problem, but in reality, update can take 1/60s on lower end machines (eg tested on chuwi hi12 or elephone s2)</text:p>
      <text:p text:style-name="P1">A higher end machine might have better CPU so quicker mechanics update, but if display rate is higher (eg 120Hz), can still drop frames.</text:p>
      <text:p text:style-name="P1"/>
      <text:p text:style-name="P1">Web workers should allow the mechanics update to span 1/20Hz = 50ms, rather than having to fit inside 1/60Hz = 16.7ms or 1/120Hz = 8.3ms (note also rendering has to happen in that time, but also due to screen buffering, i suspect time before frame dropped may actually be higher...)</text:p>
      <text:p text:style-name="P1"/>
      <text:p text:style-name="P1"/>
      <text:p text:style-name="P1"/>
      <text:p text:style-name="P2">how it works:</text:p>
      <text:p text:style-name="P2"/>
      <text:p text:style-name="P2">web worker contains info about world state, and uses box2d and clipper to iterate world.</text:p>
      <text:p text:style-name="P2">the main script takes user input, and displays it on the screen.</text:p>
      <text:p text:style-name="P2"/>
      <text:p text:style-name="P2">game loop</text:p>
      <text:p text:style-name="P2"/>
      <text:p text:style-name="P2">0) worker notifies main that world is ready, main and worker are aware of world state 0.</text:p>
      <text:p text:style-name="P2">2) worker iterates mechanics, and returns result to main</text:p>
      <text:p text:style-name="P2">3) main takes input from player, and notifies worker to iterate</text:p>
      <text:p text:style-name="P2">4) main interpolates between state 0 and 1 to display<text:span text:style-name="T1">. during this time, worker is likely to return state 2</text:span></text:p>
      <text:p text:style-name="P3">5) when mechanics update time has passed, if mechanics update has not arrived, wait for it, probably continuing to show state 1 on screen (this is not desirable, but should generally not happen). if mechanics step has arrived, or when it arrives, go to 3)</text:p>
      <text:p text:style-name="P3"/>
      <text:p text:style-name="P3"/>
      <text:p text:style-name="P3"><text:span text:style-name="T2">how world state is passed from worker to main?</text:span></text:p>
      <text:p text:style-name="P3"><text:span text:style-name="T2">a number of ways to do this. for interpolation, knowing world state including velocity is probably fine. since state 2 is returned likely while still interpolating from 0 to 1, guess something like:</text:span></text:p>
      <text:p text:style-name="P3"><text:span text:style-name="T2">have 2 world state objects containing rendering info. the main script uses one for drawing, and the worker populates the other. when the worker finishes, ownership of its world rendering object passes to the main script. when the main script kicks off the worker, it switches the world rendering object it is using for rendering, and passes ownership of the other to the worker.</text:span></text:p>
      <text:p text:style-name="P3"/>
      <text:p text:style-name="P3"><text:span text:style-name="T2">how to populate the object efficiently? maybe doesn't matter too much, since the worker is doing this, and hopefully only requires a fraction of the time available. (ie typically gets done in much less than 50ms). </text:span></text:p>
      <text:p text:style-name="P3"/>
      <text:p text:style-name="P4">steps:</text:p>
      <text:p text:style-name="P4">a) use some rendering info object, before using web worker. </text:p>
      <text:p text:style-name="P4">b) simply pass ownership of this object to worker and check worker can see it (eg stick some object onto it), and pass back</text:p>
      <text:p text:style-name="P4"/>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8M50S</meta:editing-duration>
    <meta:editing-cycles>8</meta:editing-cycles>
    <meta:generator>LibreOffice/4.4.4.3$Windows_x86 LibreOffice_project/2c39ebcf046445232b798108aa8a7e7d89552ea8</meta:generator>
    <dc:date>2017-05-18T04:12:46.367000000</dc:date>
    <meta:document-statistic meta:table-count="0" meta:image-count="0" meta:object-count="0" meta:page-count="2" meta:paragraph-count="22" meta:word-count="505" meta:character-count="2920" meta:non-whitespace-character-count="2434"/>
    <meta:user-defined meta:name="Info 1"/>
    <meta:user-defined meta:name="Info 2"/>
    <meta:user-defined meta:name="Info 3"/>
    <meta:user-defined meta:name="Info 4"/>
  </office:meta>
</office:document-meta>
</file>